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13.977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  <style:text-properties fo:font-size="84pt" style:font-size-asian="84pt" style:font-size-complex="84pt"/>
    </style:style>
    <style:style style:name="P2" style:family="paragraph">
      <loext:graphic-properties draw:fill-color="#ffffff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top="0.5cm" fo:margin-bottom="0cm"/>
    </style:style>
    <style:style style:name="T1" style:family="text">
      <style:text-properties fo:font-size="84pt" style:font-size-asian="84pt" style:font-size-complex="84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Source Han Sans CN" style:font-size-asian="32pt" style:font-style-asian="normal" style:font-weight-asian="normal" style:font-name-complex="Droid Sans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3.977cm" svg:x="1.401cm" svg:y="0.629cm" presentation:class="title" presentation:user-transformed="true">
          <draw:text-box>
            <text:p><text:span text:style-name="T1">CRM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Admin model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username</text:p>
              </text:list-item>
              <text:list-item>
                <text:p>password</text:p>
              </text:list-item>
              <text:list-item>
                <text:p>first_name</text:p>
              </text:list-item>
              <text:list-item>
                <text:p>last_name</text:p>
              </text:list-item>
              <text:list-item>
                <text:p>types</text:p>
              </text:list-item>
              <text:list-item>
                <text:p><text:span text:style-name="T2">If Admin==”admin”{</text:span>permissions}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Teacher model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5">username</text:p>
              </text:list-item>
              <text:list-item>
                <text:p text:style-name="P5">password</text:p>
              </text:list-item>
              <text:list-item>
                <text:p text:style-name="P5">first_name</text:p>
              </text:list-item>
              <text:list-item>
                <text:p text:style-name="P5">last_name</text:p>
              </text:list-item>
              <text:list-item>
                <text:p text:style-name="P5">lavozim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Student model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5">username</text:p>
              </text:list-item>
              <text:list-item>
                <text:p text:style-name="P5">password</text:p>
              </text:list-item>
              <text:list-item>
                <text:p text:style-name="P5">first_name</text:p>
              </text:list-item>
              <text:list-item>
                <text:p text:style-name="P5">last_nam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Parent model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5">username</text:p>
              </text:list-item>
              <text:list-item>
                <text:p text:style-name="P5">password</text:p>
              </text:list-item>
              <text:list-item>
                <text:p text:style-name="P5">first_name</text:p>
              </text:list-item>
              <text:list-item>
                <text:p text:style-name="P5">last_name</text:p>
              </text:list-item>
              <text:list-item>
                <text:p text:style-name="P5">childrens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Chat room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>chat_name:unique</text:p>
              </text:list-item>
              <text:list-item>
                <text:p>Users:manytomany</text:p>
              </text:list-item>
              <text:list-item>
                <text:p>Slug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Message model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chat_room:id</text:p>
              </text:list-item>
              <text:list-item>
                <text:p>from_user</text:p>
              </text:list-item>
              <text:list-item>
                <text:p>to_user</text:p>
              </text:list-item>
              <text:list-item>
                <text:p>text_message</text:p>
              </text:list-item>
              <text:list-item>
                <text:p>file_messag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Davoma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Student</text:p>
              </text:list-item>
              <text:list-item>
                <text:p>Davomat:(sababli,sababsiz,kelgan)</text:p>
              </text:list-item>
              <text:list-item>
                <text:p>dat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3T18:49:56.785188880</meta:creation-date>
    <dc:date>2023-08-03T21:02:30.611244575</dc:date>
    <meta:editing-duration>PT2H12M34S</meta:editing-duration>
    <meta:editing-cycles>2</meta:editing-cycles>
    <meta:generator>LibreOffice/7.4.7.2$Linux_X86_64 LibreOffice_project/40$Build-2</meta:generator>
    <meta:document-statistic meta:object-count="52"/>
  </office:meta>
</office:document-meta>
</file>